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5" table:default-cell-style-name="ce1"/>
        <table:table-column table:style-name="co1" table:default-cell-style-name="Default"/>
        <table:table-row table:style-name="ro1">
          <table:table-cell office:value-type="string" table:number-columns-spanned="2" table:number-rows-spanned="1">
            <text:p>[PIANO]</text:p>
          </table:table-cell>
          <table:covered-table-cell table:style-name="Default"/>
          <table:table-cell table:style-name="ce2" table:number-columns-repeated="3"/>
          <table:table-cell office:value-type="string" table:number-columns-spanned="3" table:number-rows-spanned="1">
            <text:p>[CLAV/MALLET]</text:p>
          </table:table-cell>
          <table:covered-table-cell table:number-columns-repeated="2" table:style-name="Default"/>
          <table:table-cell table:style-name="ce2" table:number-columns-repeated="2"/>
          <table:table-cell office:value-type="string" table:number-columns-spanned="2" table:number-rows-spanned="1">
            <text:p>[STRINGS]</text:p>
          </table:table-cell>
          <table:covered-table-cell table:style-name="Default"/>
          <table:table-cell table:style-name="ce2" table:number-columns-repeated="3"/>
          <table:table-cell/>
        </table:table-row>
        <table:table-row table:style-name="ro1">
          <table:table-cell office:value-type="string">
            <text:p>No.</text:p>
          </table:table-cell>
          <table:table-cell office:value-type="string">
            <text:p>Tone Name</text:p>
          </table:table-cell>
          <table:table-cell office:value-type="string">
            <text:p>MSB</text:p>
          </table:table-cell>
          <table:table-cell office:value-type="string">
            <text:p>LSB</text:p>
          </table:table-cell>
          <table:table-cell office:value-type="string">
            <text:p>PC</text:p>
          </table:table-cell>
          <table:table-cell office:value-type="string">
            <text:p>No.</text:p>
          </table:table-cell>
          <table:table-cell office:value-type="string">
            <text:p>Tone Name</text:p>
          </table:table-cell>
          <table:table-cell office:value-type="string">
            <text:p>MSB</text:p>
          </table:table-cell>
          <table:table-cell office:value-type="string">
            <text:p>LSB</text:p>
          </table:table-cell>
          <table:table-cell office:value-type="string">
            <text:p>PC</text:p>
          </table:table-cell>
          <table:table-cell office:value-type="string">
            <text:p>No.</text:p>
          </table:table-cell>
          <table:table-cell office:value-type="string">
            <text:p>Tone Name</text:p>
          </table:table-cell>
          <table:table-cell office:value-type="string">
            <text:p>MSB</text:p>
          </table:table-cell>
          <table:table-cell office:value-type="string">
            <text:p>LSB</text:p>
          </table:table-cell>
          <table:table-cell office:value-type="string">
            <text:p>PC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.Concert 1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Clav 1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RD Strings 1</text:p>
          </table:table-cell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.Concert 2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Clav 2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string">
            <text:p>RD Strings 2</text:p>
          </table:table-cell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ynamic Pno1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Mute Clav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office:value-type="string">
            <text:p>Velo String</text:p>
          </table:table-cell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ynamic Pno2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string">
            <text:p>Phase Clav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 office:value-type="string">
            <text:p>St.Strings</text:p>
          </table:table-cell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t.Concert 3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string">
            <text:p>WahWah Clav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office:value-type="string">
            <text:p>Fat Strings</text:p>
          </table:table-cell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rightPiano1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string">
            <text:p>Digital Clav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95">
            <text:p>95</text:p>
          </table:table-cell>
          <table:table-cell office:value-type="string">
            <text:p>RD Orchestra</text:p>
          </table:table-cell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rightPiano2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string">
            <text:p>Analog Clav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string">
            <text:p>ChmbrStrings</text:p>
          </table:table-cell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MellowPiano1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string">
            <text:p>Harpsichord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office:value-type="string">
            <text:p>ChamberSect.</text:p>
          </table:table-cell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MellowPiano2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string">
            <text:p>St.Harpsichd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98">
            <text:p>98</text:p>
          </table:table-cell>
          <table:table-cell office:value-type="string">
            <text:p>Str Quartet</text:p>
          </table:table-cell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nd Piano 1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string">
            <text:p>Vibes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string">
            <text:p>Prelude</text:p>
          </table:table-cell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nd Piano 2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string">
            <text:p>Warm Vibes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string">
            <text:p>Marcato Str1</text:p>
          </table:table-cell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Honky-Tonk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string">
            <text:p>AmbienceVibe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2">
            <text:p>12</text:p>
          </table:table-cell>
          <table:table-cell office:value-type="float" office:value="101">
            <text:p>101</text:p>
          </table:table-cell>
          <table:table-cell office:value-type="string">
            <text:p>Marcato Str2</text:p>
          </table:table-cell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ock Piano 1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string">
            <text:p>Celesta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102">
            <text:p>102</text:p>
          </table:table-cell>
          <table:table-cell office:value-type="string">
            <text:p>Film Strings</text:p>
          </table:table-cell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ock Piano 2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string">
            <text:p>Marimba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4">
            <text:p>14</text:p>
          </table:table-cell>
          <table:table-cell office:value-type="float" office:value="103">
            <text:p>103</text:p>
          </table:table-cell>
          <table:table-cell office:value-type="string">
            <text:p>Film Octaves</text:p>
          </table:table-cell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Soft Piano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string">
            <text:p>Dyna Marimba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office:value-type="float" office:value="104">
            <text:p>104</text:p>
          </table:table-cell>
          <table:table-cell office:value-type="string">
            <text:p>Pizzicato</text:p>
          </table:table-cell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orte Grand1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office:value-type="string">
            <text:p>Islands Mlt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6">
            <text:p>16</text:p>
          </table:table-cell>
          <table:table-cell office:value-type="float" office:value="105">
            <text:p>105</text:p>
          </table:table-cell>
          <table:table-cell office:value-type="string">
            <text:p>JP-8 Str 1</text:p>
          </table:table-cell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orte Grand2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string">
            <text:p>Morning Lite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office:value-type="float" office:value="106">
            <text:p>106</text:p>
          </table:table-cell>
          <table:table-cell office:value-type="string">
            <text:p>JP-8 Str 2</text:p>
          </table:table-cell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iano 1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string">
            <text:p>Digi Bell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8">
            <text:p>18</text:p>
          </table:table-cell>
          <table:table-cell office:value-type="float" office:value="107">
            <text:p>107</text:p>
          </table:table-cell>
          <table:table-cell office:value-type="string">
            <text:p>JP-8 Str 3</text:p>
          </table:table-cell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iano 2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string">
            <text:p>Air Bell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  <table:table-cell office:value-type="float" office:value="108">
            <text:p>108</text:p>
          </table:table-cell>
          <table:table-cell office:value-type="string">
            <text:p>JP-8 Str 4</text:p>
          </table:table-cell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table:style-name="ce2" table:number-columns-repeated="5"/>
          <table:table-cell office:value-type="float" office:value="59">
            <text:p>59</text:p>
          </table:table-cell>
          <table:table-cell office:value-type="string">
            <text:p>Chime Bells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  <table:table-cell office:value-type="float" office:value="109">
            <text:p>109</text:p>
          </table:table-cell>
          <table:table-cell office:value-type="string">
            <text:p>JP-8 Str 5</text:p>
          </table:table-cell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table:style-name="Default" table:number-columns-repeated="15"/>
          <table:table-cell/>
        </table:table-row>
        <table:table-row table:style-name="ro1">
          <table:table-cell office:value-type="string" table:number-columns-spanned="2" table:number-rows-spanned="1">
            <text:p>[E.PIANO]</text:p>
          </table:table-cell>
          <table:covered-table-cell table:style-name="Default"/>
          <table:table-cell table:style-name="ce2" table:number-columns-repeated="13"/>
          <table:table-cell/>
        </table:table-row>
        <table:table-row table:style-name="ro1">
          <table:table-cell table:style-name="ce2" table:number-columns-repeated="5"/>
          <table:table-cell office:value-type="string" table:number-columns-spanned="2" table:number-rows-spanned="1">
            <text:p>[ORGAN]</text:p>
          </table:table-cell>
          <table:covered-table-cell table:style-name="Default"/>
          <table:table-cell table:style-name="ce2" table:number-columns-repeated="3"/>
          <table:table-cell office:value-type="string" table:number-columns-spanned="2" table:number-rows-spanned="1">
            <text:p>[PAD]</text:p>
          </table:table-cell>
          <table:covered-table-cell table:style-name="Default"/>
          <table:table-cell table:style-name="ce2" table:number-columns-repeated="3"/>
          <table:table-cell/>
        </table:table-row>
        <table:table-row table:style-name="ro1">
          <table:table-cell office:value-type="string">
            <text:p>No.</text:p>
          </table:table-cell>
          <table:table-cell office:value-type="string">
            <text:p>Tone Name</text:p>
          </table:table-cell>
          <table:table-cell office:value-type="string">
            <text:p>MSB</text:p>
          </table:table-cell>
          <table:table-cell office:value-type="string">
            <text:p>LSB</text:p>
          </table:table-cell>
          <table:table-cell office:value-type="string">
            <text:p>PC</text:p>
          </table:table-cell>
          <table:table-cell table:style-name="ce2" table:number-columns-repeated="10"/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hodes 1</text:p>
          </table:table-cell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No.</text:p>
          </table:table-cell>
          <table:table-cell office:value-type="string">
            <text:p>Tone Name</text:p>
          </table:table-cell>
          <table:table-cell office:value-type="string">
            <text:p>MSB</text:p>
          </table:table-cell>
          <table:table-cell office:value-type="string">
            <text:p>LSB</text:p>
          </table:table-cell>
          <table:table-cell office:value-type="string">
            <text:p>PC</text:p>
          </table:table-cell>
          <table:table-cell office:value-type="string">
            <text:p>No.</text:p>
          </table:table-cell>
          <table:table-cell office:value-type="string">
            <text:p>Tone Name</text:p>
          </table:table-cell>
          <table:table-cell office:value-type="string">
            <text:p>MSB</text:p>
          </table:table-cell>
          <table:table-cell office:value-type="string">
            <text:p>LSB</text:p>
          </table:table-cell>
          <table:table-cell office:value-type="string">
            <text:p>PC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Rhodes 2</text:p>
          </table:table-cell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string">
            <text:p>Mellow Bars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string">
            <text:p>ClassicJPpad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tage Rhodes</text:p>
          </table:table-cell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string">
            <text:p>Click Organ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office:value-type="string">
            <text:p>Soft Pad 1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uitcase</text:p>
          </table:table-cell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string">
            <text:p>Full Stops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112">
            <text:p>112</text:p>
          </table:table-cell>
          <table:table-cell office:value-type="string">
            <text:p>Soft Pad 2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Y Rhodes</text:p>
          </table:table-cell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string">
            <text:p>Ballad B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  <table:table-cell office:value-type="string">
            <text:p>Lunar Strngs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remolo Rhd</text:p>
          </table:table-cell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string">
            <text:p>Gospel Spin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114">
            <text:p>114</text:p>
          </table:table-cell>
          <table:table-cell office:value-type="string">
            <text:p>Morph Pad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haser Dyno</text:p>
          </table:table-cell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string">
            <text:p>Full Jazz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115">
            <text:p>115</text:p>
          </table:table-cell>
          <table:table-cell office:value-type="string">
            <text:p>Saw Strings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Rholitzer</text:p>
          </table:table-cell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office:value-type="string">
            <text:p>Perky B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116">
            <text:p>116</text:p>
          </table:table-cell>
          <table:table-cell office:value-type="string">
            <text:p>ORBit Pad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Hit Rhodes</text:p>
          </table:table-cell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office:value-type="string">
            <text:p>British B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117">
            <text:p>117</text:p>
          </table:table-cell>
          <table:table-cell office:value-type="string">
            <text:p>Spin Pad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Wurly</text:p>
          </table:table-cell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office:value-type="string">
            <text:p>Rock Organ 1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118">
            <text:p>118</text:p>
          </table:table-cell>
          <table:table-cell office:value-type="string">
            <text:p>Silky Way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Hard Wurly</text:p>
          </table:table-cell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>
            <text:p>Rock Organ 2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119">
            <text:p>119</text:p>
          </table:table-cell>
          <table:table-cell office:value-type="string">
            <text:p>Velcropad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60s E.Piano</text:p>
          </table:table-cell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string">
            <text:p>Rock Organ 3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 office:value-type="string">
            <text:p>Gluey Pad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.A.E.P.1</text:p>
          </table:table-cell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office:value-type="string">
            <text:p>The Big Spin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121">
            <text:p>121</text:p>
          </table:table-cell>
          <table:table-cell office:value-type="string">
            <text:p>Soundtraque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.A.E.P.2</text:p>
          </table:table-cell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string">
            <text:p>Rocker Spin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13">
            <text:p>13</text:p>
          </table:table-cell>
          <table:table-cell office:value-type="float" office:value="122">
            <text:p>122</text:p>
          </table:table-cell>
          <table:table-cell office:value-type="string">
            <text:p>Combing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D-50 E.Piano</text:p>
          </table:table-cell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73">
            <text:p>73</text:p>
          </table:table-cell>
          <table:table-cell office:value-type="string">
            <text:p>Purple Spin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14">
            <text:p>14</text:p>
          </table:table-cell>
          <table:table-cell office:value-type="float" office:value="123">
            <text:p>123</text:p>
          </table:table-cell>
          <table:table-cell office:value-type="string">
            <text:p>Glassy Pad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FM E.Piano 1</text:p>
          </table:table-cell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office:value-type="string">
            <text:p>96 Years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15">
            <text:p>15</text:p>
          </table:table-cell>
          <table:table-cell office:value-type="float" office:value="124">
            <text:p>124</text:p>
          </table:table-cell>
          <table:table-cell office:value-type="string">
            <text:p>Glasswaves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FM E.Piano 2</text:p>
          </table:table-cell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string">
            <text:p>Surf's Up!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16">
            <text:p>16</text:p>
          </table:table-cell>
          <table:table-cell office:value-type="float" office:value="125">
            <text:p>125</text:p>
          </table:table-cell>
          <table:table-cell office:value-type="string">
            <text:p>JP-8Haunting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Vibra Rhodes</text:p>
          </table:table-cell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float" office:value="18">
            <text:p>18</text:p>
          </table:table-cell>
          <table:table-cell office:value-type="float" office:value="76">
            <text:p>76</text:p>
          </table:table-cell>
          <table:table-cell office:value-type="string">
            <text:p>D-50 Organ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17">
            <text:p>17</text:p>
          </table:table-cell>
          <table:table-cell office:value-type="float" office:value="126">
            <text:p>126</text:p>
          </table:table-cell>
          <table:table-cell office:value-type="string">
            <text:p>Earth Blow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E.Grand 1</text:p>
          </table:table-cell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office:value-type="string">
            <text:p>Cathedral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string">
            <text:p>JX SqrCarpet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E.Grand 2</text:p>
          </table:table-cell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string">
            <text:p>Nason Flute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19">
            <text:p>19</text:p>
          </table:table-cell>
          <table:table-cell office:value-type="float" office:value="128">
            <text:p>128</text:p>
          </table:table-cell>
          <table:table-cell office:value-type="string">
            <text:p>Heirborne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table:style-name="ce2" table:number-columns-repeated="5"/>
          <table:table-cell office:value-type="float" office:value="79">
            <text:p>79</text:p>
          </table:table-cell>
          <table:table-cell office:value-type="string">
            <text:p>Theater Org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129">
            <text:p>129</text:p>
          </table:table-cell>
          <table:table-cell office:value-type="string">
            <text:p>SteppingPhsr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table:style-name="ce2" table:number-columns-repeated="5"/>
          <table:table-cell office:value-type="float" office:value="80">
            <text:p>80</text:p>
          </table:table-cell>
          <table:table-cell office:value-type="string">
            <text:p>Tone Wheel 1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21">
            <text:p>21</text:p>
          </table:table-cell>
          <table:table-cell table:style-name="ce2" table:number-columns-repeated="5"/>
          <table:table-cell/>
        </table:table-row>
        <table:table-row table:style-name="ro1">
          <table:table-cell table:style-name="ce2" table:number-columns-repeated="5"/>
          <table:table-cell office:value-type="float" office:value="81">
            <text:p>81</text:p>
          </table:table-cell>
          <table:table-cell office:value-type="string">
            <text:p>Tone Wheel 2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22">
            <text:p>22</text:p>
          </table:table-cell>
          <table:table-cell table:style-name="ce2" table:number-columns-repeated="5"/>
          <table:table-cell/>
        </table:table-row>
        <table:table-row table:style-name="ro1">
          <table:table-cell table:style-name="ce2" table:number-columns-repeated="5"/>
          <table:table-cell office:value-type="float" office:value="82">
            <text:p>82</text:p>
          </table:table-cell>
          <table:table-cell office:value-type="string">
            <text:p>Tone Wheel 3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  <table:table-cell table:style-name="ce2" table:number-columns-repeated="5"/>
          <table:table-cell/>
        </table:table-row>
        <table:table-row table:style-name="ro1">
          <table:table-cell table:style-name="ce2" table:number-columns-repeated="5"/>
          <table:table-cell office:value-type="float" office:value="83">
            <text:p>83</text:p>
          </table:table-cell>
          <table:table-cell office:value-type="string">
            <text:p>Tone Wheel 4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table:style-name="ce2" table:number-columns-repeated="5"/>
          <table:table-cell/>
        </table:table-row>
        <table:table-row table:style-name="ro1">
          <table:table-cell table:style-name="ce2" table:number-columns-repeated="5"/>
          <table:table-cell office:value-type="float" office:value="84">
            <text:p>84</text:p>
          </table:table-cell>
          <table:table-cell office:value-type="string">
            <text:p>Tone Wheel 5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25">
            <text:p>25</text:p>
          </table:table-cell>
          <table:table-cell table:style-name="ce2" table:number-columns-repeated="5"/>
          <table:table-cell/>
        </table:table-row>
        <table:table-row table:style-name="ro1">
          <table:table-cell table:style-name="ce2" table:number-columns-repeated="5"/>
          <table:table-cell office:value-type="float" office:value="85">
            <text:p>85</text:p>
          </table:table-cell>
          <table:table-cell office:value-type="string">
            <text:p>Tone Wheel 6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26">
            <text:p>26</text:p>
          </table:table-cell>
          <table:table-cell table:style-name="ce2" table:number-columns-repeated="5"/>
          <table:table-cell/>
        </table:table-row>
        <table:table-row table:style-name="ro1">
          <table:table-cell table:style-name="ce2" table:number-columns-repeated="5"/>
          <table:table-cell office:value-type="float" office:value="86">
            <text:p>86</text:p>
          </table:table-cell>
          <table:table-cell office:value-type="string">
            <text:p>Tone Wheel 7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27">
            <text:p>27</text:p>
          </table:table-cell>
          <table:table-cell table:style-name="ce2" table:number-columns-repeated="5"/>
          <table:table-cell/>
        </table:table-row>
        <table:table-row table:style-name="ro1">
          <table:table-cell table:style-name="ce2" table:number-columns-repeated="5"/>
          <table:table-cell office:value-type="float" office:value="87">
            <text:p>87</text:p>
          </table:table-cell>
          <table:table-cell office:value-type="string">
            <text:p>Tone Wheel 8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28">
            <text:p>28</text:p>
          </table:table-cell>
          <table:table-cell table:style-name="ce2" table:number-columns-repeated="5"/>
          <table:table-cell/>
        </table:table-row>
        <table:table-row table:style-name="ro1">
          <table:table-cell table:style-name="ce2" table:number-columns-repeated="5"/>
          <table:table-cell office:value-type="float" office:value="88">
            <text:p>88</text:p>
          </table:table-cell>
          <table:table-cell office:value-type="string">
            <text:p>Tone Wheel 9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29">
            <text:p>29</text:p>
          </table:table-cell>
          <table:table-cell table:style-name="ce2" table:number-columns-repeated="5"/>
          <table:table-cell/>
        </table:table-row>
        <table:table-row table:style-name="ro2">
          <table:table-cell table:style-name="ce2" table:number-columns-repeated="5"/>
          <table:table-cell office:value-type="float" office:value="89">
            <text:p>89</text:p>
          </table:table-cell>
          <table:table-cell office:value-type="string">
            <text:p>Tone Wheel 10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30">
            <text:p>30</text:p>
          </table:table-cell>
          <table:table-cell table:style-name="ce2" table:number-columns-repeated="4"/>
          <table:table-cell table:style-name="Default"/>
          <table:table-cell/>
        </table:table-row>
        <table:table-row table:style-name="ro3" table:number-rows-repeated="4">
          <table:table-cell table:style-name="Default" table:number-columns-repeated="15"/>
          <table:table-cell/>
        </table:table-row>
        <table:table-row table:style-name="ro1">
          <table:table-cell office:value-type="string" table:number-columns-spanned="2" table:number-rows-spanned="1">
            <text:p>[GTR/BASS]</text:p>
          </table:table-cell>
          <table:covered-table-cell table:style-name="Default"/>
          <table:table-cell table:style-name="ce2" table:number-columns-repeated="3"/>
          <table:table-cell office:value-type="string" table:number-columns-spanned="4" table:number-rows-spanned="1">
            <text:p>[VOICE/SYNTH]</text:p>
          </table:table-cell>
          <table:covered-table-cell table:number-columns-repeated="3" table:style-name="Default"/>
          <table:table-cell table:style-name="ce2" table:number-columns-repeated="2"/>
          <table:table-cell office:value-type="string">
            <text:p>No.</text:p>
          </table:table-cell>
          <table:table-cell office:value-type="string">
            <text:p>Tone Name</text:p>
          </table:table-cell>
          <table:table-cell office:value-type="string">
            <text:p>MSB</text:p>
          </table:table-cell>
          <table:table-cell office:value-type="string">
            <text:p>LSB</text:p>
          </table:table-cell>
          <table:table-cell table:style-name="ce1" office:value-type="string">
            <text:p>PC</text:p>
          </table:table-cell>
        </table:table-row>
        <table:table-row table:style-name="ro1">
          <table:table-cell table:style-name="ce2" table:number-columns-repeated="11"/>
          <table:table-cell office:value-type="float" office:value="235">
            <text:p>235</text:p>
          </table:table-cell>
          <table:table-cell office:value-type="string">
            <text:p>Clav.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office:value-type="string">
            <text:p>No.</text:p>
          </table:table-cell>
          <table:table-cell office:value-type="string">
            <text:p>Tone Name</text:p>
          </table:table-cell>
          <table:table-cell office:value-type="string">
            <text:p>MSB</text:p>
          </table:table-cell>
          <table:table-cell office:value-type="string">
            <text:p>LSB</text:p>
          </table:table-cell>
          <table:table-cell office:value-type="string">
            <text:p>PC</text:p>
          </table:table-cell>
          <table:table-cell office:value-type="string">
            <text:p>No.</text:p>
          </table:table-cell>
          <table:table-cell office:value-type="string" table:number-columns-spanned="2" table:number-rows-spanned="1">
            <text:p>Tone Name</text:p>
          </table:table-cell>
          <table:covered-table-cell table:style-name="Default"/>
          <table:table-cell office:value-type="string">
            <text:p>MSB</text:p>
          </table:table-cell>
          <table:table-cell office:value-type="string">
            <text:p>LSB</text:p>
          </table:table-cell>
          <table:table-cell office:value-type="string">
            <text:p>PC</text:p>
          </table:table-cell>
          <table:table-cell table:style-name="ce2" table:number-columns-repeated="5"/>
        </table:table-row>
        <table:table-row table:style-name="ro1">
          <table:table-cell table:style-name="ce2" table:number-columns-repeated="11"/>
          <table:table-cell office:value-type="float" office:value="236">
            <text:p>236</text:p>
          </table:table-cell>
          <table:table-cell office:value-type="string">
            <text:p>Pulse Clav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Nylon Gtr 1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string" table:number-columns-spanned="2" table:number-rows-spanned="1">
            <text:p>Jazz Scat</text:p>
          </table:table-cell>
          <table:covered-table-cell table:style-name="Default"/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237">
            <text:p>237</text:p>
          </table:table-cell>
          <table:table-cell office:value-type="string">
            <text:p>Celesta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Nylon Gtr 2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string">
            <text:p>St.Choir</text:p>
          </table:table-cell>
          <table:table-cell table:style-name="ce2"/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string">
            <text:p>Glockenspiel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Steel Gtr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string" table:number-columns-spanned="2" table:number-rows-spanned="1">
            <text:p>Aahs Vox</text:p>
          </table:table-cell>
          <table:covered-table-cell table:style-name="Default"/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239">
            <text:p>239</text:p>
          </table:table-cell>
          <table:table-cell office:value-type="string">
            <text:p>Music Box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Solo Steel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183">
            <text:p>183</text:p>
          </table:table-cell>
          <table:table-cell office:value-type="string" table:number-columns-spanned="2" table:number-rows-spanned="1">
            <text:p>GregorianChr</text:p>
          </table:table-cell>
          <table:covered-table-cell table:style-name="Default"/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240">
            <text:p>240</text:p>
          </table:table-cell>
          <table:table-cell office:value-type="string">
            <text:p>Vibraphone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12">
            <text:p>1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Steel Away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184">
            <text:p>184</text:p>
          </table:table-cell>
          <table:table-cell office:value-type="string">
            <text:p>Doo Bap</text:p>
          </table:table-cell>
          <table:table-cell office:value-type="string">
            <text:p>Sw</text:p>
          </table:table-cell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241">
            <text:p>241</text:p>
          </table:table-cell>
          <table:table-cell office:value-type="string">
            <text:p>Vibraphone w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table:style-name="ce1" office:value-type="float" office:value="12">
            <text:p>12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12str Gtr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185">
            <text:p>185</text:p>
          </table:table-cell>
          <table:table-cell office:value-type="string">
            <text:p>Doo Dat</text:p>
          </table:table-cell>
          <table:table-cell office:value-type="string">
            <text:p>Sw</text:p>
          </table:table-cell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242">
            <text:p>242</text:p>
          </table:table-cell>
          <table:table-cell office:value-type="string">
            <text:p>Marimba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Jz Gtr Hall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186">
            <text:p>186</text:p>
          </table:table-cell>
          <table:table-cell office:value-type="string" table:number-columns-spanned="2" table:number-rows-spanned="1">
            <text:p>Voice Oohs</text:p>
          </table:table-cell>
          <table:covered-table-cell table:style-name="Default"/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243">
            <text:p>243</text:p>
          </table:table-cell>
          <table:table-cell office:value-type="string">
            <text:p>Marimba w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LetterFrmPat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187">
            <text:p>187</text:p>
          </table:table-cell>
          <table:table-cell office:value-type="string" table:number-columns-spanned="2" table:number-rows-spanned="1">
            <text:p>Angels Sing</text:p>
          </table:table-cell>
          <table:covered-table-cell table:style-name="Default"/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244">
            <text:p>244</text:p>
          </table:table-cell>
          <table:table-cell office:value-type="string">
            <text:p>Xylophone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14">
            <text:p>14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JC Strat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188">
            <text:p>188</text:p>
          </table:table-cell>
          <table:table-cell office:value-type="string" table:number-columns-spanned="2" table:number-rows-spanned="1">
            <text:p>Beauty Vox</text:p>
          </table:table-cell>
          <table:covered-table-cell table:style-name="Default"/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245">
            <text:p>245</text:p>
          </table:table-cell>
          <table:table-cell office:value-type="string">
            <text:p>Tubular-bell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Clear Guitar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189">
            <text:p>189</text:p>
          </table:table-cell>
          <table:table-cell office:value-type="string" table:number-columns-spanned="2" table:number-rows-spanned="1">
            <text:p>Synth Vox</text:p>
          </table:table-cell>
          <table:covered-table-cell table:style-name="Default"/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246">
            <text:p>246</text:p>
          </table:table-cell>
          <table:table-cell office:value-type="string">
            <text:p>Church Bell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Searing Lead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190">
            <text:p>190</text:p>
          </table:table-cell>
          <table:table-cell office:value-type="string" table:number-columns-spanned="2" table:number-rows-spanned="1">
            <text:p>Vox Bass</text:p>
          </table:table-cell>
          <table:covered-table-cell table:style-name="Default"/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  <table:table-cell office:value-type="float" office:value="247">
            <text:p>247</text:p>
          </table:table-cell>
          <table:table-cell office:value-type="string">
            <text:p>Carillon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Dist Gtr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191">
            <text:p>191</text:p>
          </table:table-cell>
          <table:table-cell office:value-type="string" table:number-columns-spanned="2" table:number-rows-spanned="1">
            <text:p>Saw Mass</text:p>
          </table:table-cell>
          <table:covered-table-cell table:style-name="Default"/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12">
            <text:p>12</text:p>
          </table:table-cell>
          <table:table-cell office:value-type="float" office:value="248">
            <text:p>248</text:p>
          </table:table-cell>
          <table:table-cell office:value-type="string">
            <text:p>Santur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16">
            <text:p>1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Feed Me!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office:value-type="float" office:value="192">
            <text:p>192</text:p>
          </table:table-cell>
          <table:table-cell office:value-type="string" table:number-columns-spanned="2" table:number-rows-spanned="1">
            <text:p>Poly Rock</text:p>
          </table:table-cell>
          <table:covered-table-cell table:style-name="Default"/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13">
            <text:p>13</text:p>
          </table:table-cell>
          <table:table-cell office:value-type="float" office:value="249">
            <text:p>249</text:p>
          </table:table-cell>
          <table:table-cell office:value-type="string">
            <text:p>Organ 1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17">
            <text:p>1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Blusey OD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193">
            <text:p>193</text:p>
          </table:table-cell>
          <table:table-cell office:value-type="string" table:number-columns-spanned="2" table:number-rows-spanned="1">
            <text:p>D-50 Stack</text:p>
          </table:table-cell>
          <table:covered-table-cell table:style-name="Default"/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14">
            <text:p>14</text:p>
          </table:table-cell>
          <table:table-cell office:value-type="float" office:value="250">
            <text:p>250</text:p>
          </table:table-cell>
          <table:table-cell office:value-type="string">
            <text:p>Trem. Organ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table:style-name="ce1" office:value-type="float" office:value="17">
            <text:p>17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RD Ac.Bass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194">
            <text:p>194</text:p>
          </table:table-cell>
          <table:table-cell office:value-type="string" table:number-columns-spanned="2" table:number-rows-spanned="1">
            <text:p>Galactic RD</text:p>
          </table:table-cell>
          <table:covered-table-cell table:style-name="Default"/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251">
            <text:p>251</text:p>
          </table:table-cell>
          <table:table-cell office:value-type="string">
            <text:p>60's Organ 1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table:style-name="ce1" office:value-type="float" office:value="17">
            <text:p>1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RD Upright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195">
            <text:p>195</text:p>
          </table:table-cell>
          <table:table-cell office:value-type="string" table:number-columns-spanned="2" table:number-rows-spanned="1">
            <text:p>SquareLead 1</text:p>
          </table:table-cell>
          <table:covered-table-cell table:style-name="Default"/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252">
            <text:p>252</text:p>
          </table:table-cell>
          <table:table-cell office:value-type="string">
            <text:p>70's E.Organ</text:p>
          </table:table-cell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table:style-name="ce1" office:value-type="float" office:value="17">
            <text:p>1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Ac.Upright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196">
            <text:p>196</text:p>
          </table:table-cell>
          <table:table-cell office:value-type="string" table:number-columns-spanned="2" table:number-rows-spanned="1">
            <text:p>SquareLead 2</text:p>
          </table:table-cell>
          <table:covered-table-cell table:style-name="Default"/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17">
            <text:p>17</text:p>
          </table:table-cell>
          <table:table-cell office:value-type="float" office:value="253">
            <text:p>253</text:p>
          </table:table-cell>
          <table:table-cell office:value-type="string">
            <text:p>Organ 2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RD Fretless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97">
            <text:p>197</text:p>
          </table:table-cell>
          <table:table-cell office:value-type="string">
            <text:p>MG Lead</text:p>
          </table:table-cell>
          <table:table-cell table:style-name="ce2"/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18">
            <text:p>18</text:p>
          </table:table-cell>
          <table:table-cell office:value-type="float" office:value="254">
            <text:p>254</text:p>
          </table:table-cell>
          <table:table-cell office:value-type="string">
            <text:p>Chorus Or.2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Fretless Dry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  <table:table-cell office:value-type="float" office:value="198">
            <text:p>198</text:p>
          </table:table-cell>
          <table:table-cell office:value-type="string">
            <text:p>SH-2000</text:p>
          </table:table-cell>
          <table:table-cell table:style-name="ce2"/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19">
            <text:p>19</text:p>
          </table:table-cell>
          <table:table-cell office:value-type="float" office:value="255">
            <text:p>255</text:p>
          </table:table-cell>
          <table:table-cell office:value-type="string">
            <text:p>Perc. Organ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Finger Bass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99">
            <text:p>199</text:p>
          </table:table-cell>
          <table:table-cell office:value-type="string" table:number-columns-spanned="2" table:number-rows-spanned="1">
            <text:p>Soaring Sync</text:p>
          </table:table-cell>
          <table:covered-table-cell table:style-name="Default"/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string">
            <text:p>Organ 3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19">
            <text:p>1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Pick Bass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  <table:table-cell table:style-name="ce2" table:number-columns-repeated="6"/>
          <table:table-cell office:value-type="float" office:value="257">
            <text:p>257</text:p>
          </table:table-cell>
          <table:table-cell office:value-type="string">
            <text:p>Church Org.1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Slap Bass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22">
            <text:p>22</text:p>
          </table:table-cell>
          <table:table-cell table:style-name="ce2" table:number-columns-repeated="6"/>
          <table:table-cell office:value-type="float" office:value="258">
            <text:p>258</text:p>
          </table:table-cell>
          <table:table-cell office:value-type="string">
            <text:p>Church Org.2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 table:style-name="ce2" table:number-columns-repeated="5"/>
          <table:table-cell office:value-type="string" table:number-columns-spanned="4" table:number-rows-spanned="1">
            <text:p>[RHYTHM/GM2]</text:p>
          </table:table-cell>
          <table:covered-table-cell table:number-columns-repeated="3" table:style-name="Default"/>
          <table:table-cell table:style-name="ce2" table:number-columns-repeated="7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MG Bs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table:style-name="ce2" table:number-columns-repeated="6"/>
          <table:table-cell office:value-type="float" office:value="259">
            <text:p>259</text:p>
          </table:table-cell>
          <table:table-cell office:value-type="string">
            <text:p>Church Org.3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Rubber Bass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string">
            <text:p>No.</text:p>
          </table:table-cell>
          <table:table-cell office:value-type="string" table:number-columns-spanned="2" table:number-rows-spanned="1">
            <text:p>Tone Name</text:p>
          </table:table-cell>
          <table:covered-table-cell table:style-name="Default"/>
          <table:table-cell office:value-type="string">
            <text:p>MSB</text:p>
          </table:table-cell>
          <table:table-cell office:value-type="string">
            <text:p>LSB</text:p>
          </table:table-cell>
          <table:table-cell office:value-type="string">
            <text:p>PC</text:p>
          </table:table-cell>
          <table:table-cell office:value-type="float" office:value="260">
            <text:p>260</text:p>
          </table:table-cell>
          <table:table-cell office:value-type="string">
            <text:p>Reed Organ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21">
            <text:p>2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Wonder Bass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table:style-name="ce2" table:number-columns-repeated="11"/>
        </table:table-row>
        <table:table-row table:style-name="ro1">
          <table:table-cell table:style-name="ce2" table:number-columns-repeated="11"/>
          <table:table-cell office:value-type="float" office:value="261">
            <text:p>261</text:p>
          </table:table-cell>
          <table:table-cell office:value-type="string">
            <text:p>Puff Organ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table:style-name="ce1" office:value-type="float" office:value="21">
            <text:p>21</text:p>
          </table:table-cell>
        </table:table-row>
        <table:table-row table:style-name="ro1">
          <table:table-cell table:style-name="ce2" table:number-columns-repeated="5"/>
          <table:table-cell office:value-type="float" office:value="200">
            <text:p>200</text:p>
          </table:table-cell>
          <table:table-cell office:value-type="string" table:number-columns-spanned="2" table:number-rows-spanned="1">
            <text:p>RD Pop Kit</text:p>
          </table:table-cell>
          <table:covered-table-cell table:style-name="Default"/>
          <table:table-cell office:value-type="float" office:value="86">
            <text:p>8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style-name="ce2" table:number-columns-repeated="5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Creamy Bass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office:value-type="float" office:value="201">
            <text:p>201</text:p>
          </table:table-cell>
          <table:table-cell office:value-type="string" table:number-columns-spanned="2" table:number-rows-spanned="1">
            <text:p>RD Rock Kit</text:p>
          </table:table-cell>
          <table:covered-table-cell table:style-name="Default"/>
          <table:table-cell office:value-type="float" office:value="86">
            <text:p>86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string">
            <text:p>Accordion Fr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22">
            <text:p>2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Hefty Bass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  <table:table-cell office:value-type="float" office:value="202">
            <text:p>202</text:p>
          </table:table-cell>
          <table:table-cell office:value-type="string" table:number-columns-spanned="2" table:number-rows-spanned="1">
            <text:p>RD Jazz Kit</text:p>
          </table:table-cell>
          <table:covered-table-cell table:style-name="Default"/>
          <table:table-cell office:value-type="float" office:value="86">
            <text:p>86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263">
            <text:p>263</text:p>
          </table:table-cell>
          <table:table-cell office:value-type="string">
            <text:p>Accordion It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table:style-name="ce1" office:value-type="float" office:value="22">
            <text:p>2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House Bass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203">
            <text:p>203</text:p>
          </table:table-cell>
          <table:table-cell office:value-type="string" table:number-columns-spanned="2" table:number-rows-spanned="1">
            <text:p>RD House Kit</text:p>
          </table:table-cell>
          <table:covered-table-cell table:style-name="Default"/>
          <table:table-cell table:style-name="ce2" table:number-columns-repeated="8"/>
        </table:table-row>
        <table:table-row table:style-name="ro1">
          <table:table-cell table:style-name="ce2" table:number-columns-repeated="11"/>
          <table:table-cell office:value-type="float" office:value="264">
            <text:p>264</text:p>
          </table:table-cell>
          <table:table-cell office:value-type="string">
            <text:p>Harmonica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23">
            <text:p>23</text:p>
          </table:table-cell>
        </table:table-row>
        <table:table-row table:style-name="ro1">
          <table:table-cell table:style-name="ce2" table:number-columns-repeated="5"/>
          <table:table-cell table:style-name="Default" table:number-columns-repeated="3"/>
          <table:table-cell office:value-type="float" office:value="86">
            <text:p>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table:style-name="ce2" table:number-columns-repeated="5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101 Bass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  <table:table-cell table:style-name="ce2" table:number-columns-repeated="6"/>
          <table:table-cell office:value-type="float" office:value="265">
            <text:p>265</text:p>
          </table:table-cell>
          <table:table-cell office:value-type="string">
            <text:p>Bandoneon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24">
            <text:p>24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8VCO MonoSyn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string" table:number-columns-spanned="4" table:number-rows-spanned="1">
            <text:p>&lt;GM2 rhythm sets&gt;</text:p>
          </table:table-cell>
          <table:covered-table-cell table:number-columns-repeated="3" table:style-name="Default"/>
          <table:table-cell table:style-name="ce2" table:number-columns-repeated="2"/>
          <table:table-cell office:value-type="float" office:value="266">
            <text:p>266</text:p>
          </table:table-cell>
          <table:table-cell office:value-type="string">
            <text:p>Nylon-str.Gt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2" table:number-columns-repeated="5"/>
          <table:table-cell office:value-type="string">
            <text:p>No.</text:p>
          </table:table-cell>
          <table:table-cell office:value-type="string" table:number-columns-spanned="2" table:number-rows-spanned="1">
            <text:p>Tone Name</text:p>
          </table:table-cell>
          <table:covered-table-cell table:style-name="Default"/>
          <table:table-cell office:value-type="string">
            <text:p>MSB</text:p>
          </table:table-cell>
          <table:table-cell office:value-type="string">
            <text:p>LSB</text:p>
          </table:table-cell>
          <table:table-cell office:value-type="string">
            <text:p>PC</text:p>
          </table:table-cell>
          <table:table-cell office:value-type="float" office:value="267">
            <text:p>267</text:p>
          </table:table-cell>
          <table:table-cell office:value-type="string">
            <text:p>Ukulele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2" table:number-columns-repeated="11"/>
          <table:table-cell office:value-type="float" office:value="268">
            <text:p>268</text:p>
          </table:table-cell>
          <table:table-cell office:value-type="string">
            <text:p>Nylon Gt.o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office:value-type="string" table:number-columns-spanned="3" table:number-rows-spanned="1">
            <text:p>[BRASS/WINDS]</text:p>
          </table:table-cell>
          <table:covered-table-cell table:number-columns-repeated="2" table:style-name="Default"/>
          <table:table-cell table:style-name="ce2" table:number-columns-repeated="2"/>
          <table:table-cell office:value-type="float" office:value="204">
            <text:p>204</text:p>
          </table:table-cell>
          <table:table-cell office:value-type="string" table:number-columns-spanned="2" table:number-rows-spanned="1">
            <text:p>GM2 STANDARD</text:p>
          </table:table-cell>
          <table:covered-table-cell table:style-name="Default"/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table:number-columns-repeated="5"/>
        </table:table-row>
        <table:table-row table:style-name="ro1">
          <table:table-cell table:style-name="ce2" table:number-columns-repeated="11"/>
          <table:table-cell office:value-type="float" office:value="269">
            <text:p>269</text:p>
          </table:table-cell>
          <table:table-cell office:value-type="string">
            <text:p>Nylon Gt.2</text:p>
          </table:table-cell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2" table:number-columns-repeated="5"/>
          <table:table-cell office:value-type="float" office:value="205">
            <text:p>205</text:p>
          </table:table-cell>
          <table:table-cell office:value-type="string" table:number-columns-spanned="2" table:number-rows-spanned="1">
            <text:p>GM2 ROOM</text:p>
          </table:table-cell>
          <table:covered-table-cell table:style-name="Default"/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2" table:number-columns-repeated="5"/>
        </table:table-row>
        <table:table-row table:style-name="ro1">
          <table:table-cell office:value-type="string">
            <text:p>No.</text:p>
          </table:table-cell>
          <table:table-cell office:value-type="string">
            <text:p>Tone Name</text:p>
          </table:table-cell>
          <table:table-cell office:value-type="string">
            <text:p>MSB</text:p>
          </table:table-cell>
          <table:table-cell office:value-type="string">
            <text:p>LSB</text:p>
          </table:table-cell>
          <table:table-cell office:value-type="string">
            <text:p>PC</text:p>
          </table:table-cell>
          <table:table-cell table:style-name="ce2" table:number-columns-repeated="6"/>
          <table:table-cell office:value-type="float" office:value="270">
            <text:p>270</text:p>
          </table:table-cell>
          <table:table-cell office:value-type="string">
            <text:p>Steel-str.Gt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26">
            <text:p>26</text:p>
          </table:table-cell>
        </table:table-row>
        <table:table-row table:style-name="ro1">
          <table:table-cell table:style-name="ce2" table:number-columns-repeated="5"/>
          <table:table-cell office:value-type="float" office:value="206">
            <text:p>206</text:p>
          </table:table-cell>
          <table:table-cell office:value-type="string" table:number-columns-spanned="2" table:number-rows-spanned="1">
            <text:p>GM2 POWER</text:p>
          </table:table-cell>
          <table:covered-table-cell table:style-name="Default"/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style-name="ce2" table:number-columns-repeated="5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R&amp;R Brassrass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ce2" table:number-columns-repeated="6"/>
          <table:table-cell office:value-type="float" office:value="271">
            <text:p>271</text:p>
          </table:table-cell>
          <table:table-cell office:value-type="string">
            <text:p>12-str.Gt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table:style-name="ce1" office:value-type="float" office:value="26">
            <text:p>26</text:p>
          </table:table-cell>
        </table:table-row>
        <table:table-row table:style-name="ro1">
          <table:table-cell table:style-name="ce2" table:number-columns-repeated="5"/>
          <table:table-cell office:value-type="float" office:value="207">
            <text:p>207</text:p>
          </table:table-cell>
          <table:table-cell office:value-type="string" table:number-columns-spanned="2" table:number-rows-spanned="1">
            <text:p>GM2 ELECTRIC</text:p>
          </table:table-cell>
          <table:covered-table-cell table:style-name="Default"/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style-name="ce2" table:number-columns-repeated="5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FullSt Brass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table:style-name="ce2" table:number-columns-repeated="6"/>
          <table:table-cell office:value-type="float" office:value="272">
            <text:p>272</text:p>
          </table:table-cell>
          <table:table-cell office:value-type="string">
            <text:p>Mandolin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table:style-name="ce1" office:value-type="float" office:value="26">
            <text:p>26</text:p>
          </table:table-cell>
        </table:table-row>
        <table:table-row table:style-name="ro1">
          <table:table-cell table:style-name="ce2" table:number-columns-repeated="5"/>
          <table:table-cell office:value-type="float" office:value="208">
            <text:p>208</text:p>
          </table:table-cell>
          <table:table-cell office:value-type="string" table:number-columns-spanned="2" table:number-rows-spanned="1">
            <text:p>GM2 ANALOG</text:p>
          </table:table-cell>
          <table:covered-table-cell table:style-name="Default"/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style-name="ce2" table:number-columns-repeated="5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VoyagerBrass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table:style-name="ce2" table:number-columns-repeated="6"/>
          <table:table-cell office:value-type="float" office:value="273">
            <text:p>273</text:p>
          </table:table-cell>
          <table:table-cell office:value-type="string">
            <text:p>Steel + Body</text:p>
          </table:table-cell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table:style-name="ce1" office:value-type="float" office:value="26">
            <text:p>26</text:p>
          </table:table-cell>
        </table:table-row>
        <table:table-row table:style-name="ro1">
          <table:table-cell table:style-name="ce2" table:number-columns-repeated="5"/>
          <table:table-cell office:value-type="float" office:value="209">
            <text:p>209</text:p>
          </table:table-cell>
          <table:table-cell office:value-type="string" table:number-columns-spanned="2" table:number-rows-spanned="1">
            <text:p>GM2 JAZZ</text:p>
          </table:table-cell>
          <table:covered-table-cell table:style-name="Default"/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style-name="ce2" table:number-columns-repeated="5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Simply Brass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table:style-name="ce2" table:number-columns-repeated="6"/>
          <table:table-cell office:value-type="float" office:value="274">
            <text:p>274</text:p>
          </table:table-cell>
          <table:table-cell office:value-type="string">
            <text:p>Jazz Gt.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27">
            <text:p>27</text:p>
          </table:table-cell>
        </table:table-row>
        <table:table-row table:style-name="ro1">
          <table:table-cell table:style-name="ce2" table:number-columns-repeated="5"/>
          <table:table-cell office:value-type="float" office:value="210">
            <text:p>210</text:p>
          </table:table-cell>
          <table:table-cell office:value-type="string" table:number-columns-spanned="2" table:number-rows-spanned="1">
            <text:p>GM2 BRUSH</text:p>
          </table:table-cell>
          <table:covered-table-cell table:style-name="Default"/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style-name="ce2" table:number-columns-repeated="5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Bigband Sax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table:style-name="ce2" table:number-columns-repeated="6"/>
          <table:table-cell office:value-type="float" office:value="275">
            <text:p>275</text:p>
          </table:table-cell>
          <table:table-cell office:value-type="string">
            <text:p>Pedal Steel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table:style-name="ce1" office:value-type="float" office:value="27">
            <text:p>27</text:p>
          </table:table-cell>
        </table:table-row>
        <table:table-row table:style-name="ro1">
          <table:table-cell table:style-name="ce2" table:number-columns-repeated="5"/>
          <table:table-cell office:value-type="float" office:value="211">
            <text:p>211</text:p>
          </table:table-cell>
          <table:table-cell office:value-type="string" table:number-columns-spanned="2" table:number-rows-spanned="1">
            <text:p>GM2 ORCHSTRA</text:p>
          </table:table-cell>
          <table:covered-table-cell table:style-name="Default"/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style-name="ce2" table:number-columns-repeated="5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Soprano Sax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table:style-name="ce2" table:number-columns-repeated="6"/>
          <table:table-cell office:value-type="float" office:value="276">
            <text:p>276</text:p>
          </table:table-cell>
          <table:table-cell office:value-type="string">
            <text:p>Clean Gt.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28">
            <text:p>28</text:p>
          </table:table-cell>
        </table:table-row>
        <table:table-row table:style-name="ro1">
          <table:table-cell table:style-name="ce2" table:number-columns-repeated="5"/>
          <table:table-cell office:value-type="float" office:value="212">
            <text:p>212</text:p>
          </table:table-cell>
          <table:table-cell office:value-type="string" table:number-columns-spanned="2" table:number-rows-spanned="1">
            <text:p>GM2 SFX</text:p>
          </table:table-cell>
          <table:covered-table-cell table:style-name="Default"/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table:style-name="ce2" table:number-columns-repeated="5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Alto Sax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table:style-name="ce2" table:number-columns-repeated="6"/>
          <table:table-cell office:value-type="float" office:value="277">
            <text:p>277</text:p>
          </table:table-cell>
          <table:table-cell office:value-type="string">
            <text:p>Chorus Gt.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table:style-name="ce1" office:value-type="float" office:value="28">
            <text:p>28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Tenor Sax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string" table:number-columns-spanned="3" table:number-rows-spanned="1">
            <text:p>&lt;GM2 Tones&gt;</text:p>
          </table:table-cell>
          <table:covered-table-cell table:number-columns-repeated="2" table:style-name="Default"/>
          <table:table-cell table:style-name="ce2" table:number-columns-repeated="3"/>
          <table:table-cell office:value-type="float" office:value="278">
            <text:p>278</text:p>
          </table:table-cell>
          <table:table-cell office:value-type="string">
            <text:p>Mid Tone GTR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table:style-name="ce1" office:value-type="float" office:value="28">
            <text:p>28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Honker Bari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table:style-name="ce2" table:number-columns-repeated="6"/>
          <table:table-cell office:value-type="float" office:value="279">
            <text:p>279</text:p>
          </table:table-cell>
          <table:table-cell office:value-type="string">
            <text:p>Muted Gt.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29">
            <text:p>29</text:p>
          </table:table-cell>
        </table:table-row>
        <table:table-row table:style-name="ro1">
          <table:table-cell table:style-name="ce2" table:number-columns-repeated="5"/>
          <table:table-cell office:value-type="string">
            <text:p>No.</text:p>
          </table:table-cell>
          <table:table-cell office:value-type="string" table:number-columns-spanned="2" table:number-rows-spanned="1">
            <text:p>Tone Name</text:p>
          </table:table-cell>
          <table:covered-table-cell table:style-name="Default"/>
          <table:table-cell office:value-type="string">
            <text:p>MSB</text:p>
          </table:table-cell>
          <table:table-cell office:value-type="string">
            <text:p>LSB</text:p>
          </table:table-cell>
          <table:table-cell office:value-type="string">
            <text:p>PC</text:p>
          </table:table-cell>
          <table:table-cell table:style-name="ce2" table:number-columns-repeated="5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Flute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table:style-name="ce2" table:number-columns-repeated="6"/>
          <table:table-cell office:value-type="float" office:value="280">
            <text:p>280</text:p>
          </table:table-cell>
          <table:table-cell office:value-type="string">
            <text:p>Funk Pop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table:style-name="ce1" office:value-type="float" office:value="29">
            <text:p>29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Oboe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213">
            <text:p>213</text:p>
          </table:table-cell>
          <table:table-cell office:value-type="string">
            <text:p>Piano 1</text:p>
          </table:table-cell>
          <table:table-cell table:style-name="ce2"/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string">
            <text:p>Funk Gt.2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table:style-name="ce1" office:value-type="float" office:value="29">
            <text:p>29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ChamberWinds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12">
            <text:p>12</text:p>
          </table:table-cell>
          <table:table-cell office:value-type="float" office:value="214">
            <text:p>214</text:p>
          </table:table-cell>
          <table:table-cell office:value-type="string">
            <text:p>Piano 1w</text:p>
          </table:table-cell>
          <table:table-cell table:style-name="ce2"/>
          <table:table-cell office:value-type="float" office:value="121">
            <text:p>121</text:p>
          </table:table-cell>
          <table:table-cell table:number-columns-repeated="2" office:value-type="float" office:value="1">
            <text:p>1</text:p>
          </table:table-cell>
          <table:table-cell office:value-type="float" office:value="282">
            <text:p>282</text:p>
          </table:table-cell>
          <table:table-cell office:value-type="string">
            <text:p>Jazz Man</text:p>
          </table:table-cell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table:style-name="ce1" office:value-type="float" office:value="29">
            <text:p>29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Pan Pipes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  <table:table-cell office:value-type="float" office:value="215">
            <text:p>215</text:p>
          </table:table-cell>
          <table:table-cell office:value-type="string" table:number-columns-spanned="2" table:number-rows-spanned="1">
            <text:p>European Pf</text:p>
          </table:table-cell>
          <table:covered-table-cell table:style-name="Default"/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83">
            <text:p>283</text:p>
          </table:table-cell>
          <table:table-cell office:value-type="string">
            <text:p>Overdrive Gt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30">
            <text:p>3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Poly Brass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office:value-type="float" office:value="216">
            <text:p>216</text:p>
          </table:table-cell>
          <table:table-cell office:value-type="string">
            <text:p>Piano 2</text:p>
          </table:table-cell>
          <table:table-cell table:style-name="ce2"/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office:value-type="string">
            <text:p>Guitar Pinch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table:style-name="ce1" office:value-type="float" office:value="30">
            <text:p>3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Rugby Horn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office:value-type="float" office:value="217">
            <text:p>217</text:p>
          </table:table-cell>
          <table:table-cell office:value-type="string">
            <text:p>Piano 2w</text:p>
          </table:table-cell>
          <table:table-cell table:style-name="ce2"/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string">
            <text:p>DistortionGt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31">
            <text:p>3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Afro Horns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218">
            <text:p>218</text:p>
          </table:table-cell>
          <table:table-cell office:value-type="string">
            <text:p>Piano 3</text:p>
          </table:table-cell>
          <table:table-cell table:style-name="ce2"/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6">
            <text:p>286</text:p>
          </table:table-cell>
          <table:table-cell office:value-type="string">
            <text:p>Feedback Gt.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table:style-name="ce1" office:value-type="float" office:value="31">
            <text:p>3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Triumph Brs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 office:value-type="float" office:value="219">
            <text:p>219</text:p>
          </table:table-cell>
          <table:table-cell office:value-type="string">
            <text:p>Piano 3w</text:p>
          </table:table-cell>
          <table:table-cell table:style-name="ce2"/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7">
            <text:p>287</text:p>
          </table:table-cell>
          <table:table-cell office:value-type="string">
            <text:p>Dist Rtm GTR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table:style-name="ce1" office:value-type="float" office:value="31">
            <text:p>31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Saw Brass 1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  <table:table-cell office:value-type="float" office:value="220">
            <text:p>220</text:p>
          </table:table-cell>
          <table:table-cell office:value-type="string" table:number-columns-spanned="2" table:number-rows-spanned="1">
            <text:p>Honky-tonk</text:p>
          </table:table-cell>
          <table:covered-table-cell table:style-name="Default"/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88">
            <text:p>288</text:p>
          </table:table-cell>
          <table:table-cell office:value-type="string">
            <text:p>Gt.Harmonics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32">
            <text:p>32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Saw Brass 2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19">
            <text:p>19</text:p>
          </table:table-cell>
          <table:table-cell office:value-type="float" office:value="221">
            <text:p>221</text:p>
          </table:table-cell>
          <table:table-cell office:value-type="string" table:number-columns-spanned="2" table:number-rows-spanned="1">
            <text:p>Honky-tonk 2</text:p>
          </table:table-cell>
          <table:covered-table-cell table:style-name="Default"/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89">
            <text:p>289</text:p>
          </table:table-cell>
          <table:table-cell office:value-type="string">
            <text:p>Gt. Feedback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table:style-name="ce1" office:value-type="float" office:value="32">
            <text:p>32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OB Brass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office:value-type="float" office:value="222">
            <text:p>222</text:p>
          </table:table-cell>
          <table:table-cell office:value-type="string" table:number-columns-spanned="2" table:number-rows-spanned="1">
            <text:p>E.Piano 1</text:p>
          </table:table-cell>
          <table:covered-table-cell table:style-name="Default"/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90">
            <text:p>290</text:p>
          </table:table-cell>
          <table:table-cell office:value-type="string">
            <text:p>Acoustic Bs.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33">
            <text:p>33</text:p>
          </table:table-cell>
        </table:table-row>
        <table:table-row table:style-name="ro1">
          <table:table-cell table:style-name="ce2" table:number-columns-repeated="5"/>
          <table:table-cell office:value-type="float" office:value="223">
            <text:p>223</text:p>
          </table:table-cell>
          <table:table-cell office:value-type="string" table:number-columns-spanned="2" table:number-rows-spanned="1">
            <text:p>St.Soft EP</text:p>
          </table:table-cell>
          <table:covered-table-cell table:style-name="Default"/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91">
            <text:p>291</text:p>
          </table:table-cell>
          <table:table-cell office:value-type="string">
            <text:p>Fingered Bs.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34">
            <text:p>34</text:p>
          </table:table-cell>
        </table:table-row>
        <table:table-row table:style-name="ro1">
          <table:table-cell table:style-name="ce2" table:number-columns-repeated="5"/>
          <table:table-cell office:value-type="float" office:value="224">
            <text:p>224</text:p>
          </table:table-cell>
          <table:table-cell office:value-type="string" table:number-columns-spanned="2" table:number-rows-spanned="1">
            <text:p>FM+SA EP</text:p>
          </table:table-cell>
          <table:covered-table-cell table:style-name="Default"/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92">
            <text:p>292</text:p>
          </table:table-cell>
          <table:table-cell office:value-type="string">
            <text:p>Finger Slap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table:style-name="ce1" office:value-type="float" office:value="34">
            <text:p>34</text:p>
          </table:table-cell>
        </table:table-row>
        <table:table-row table:style-name="ro1">
          <table:table-cell table:style-name="ce2" table:number-columns-repeated="5"/>
          <table:table-cell office:value-type="float" office:value="225">
            <text:p>225</text:p>
          </table:table-cell>
          <table:table-cell office:value-type="string">
            <text:p>Wurly</text:p>
          </table:table-cell>
          <table:table-cell table:style-name="ce2"/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93">
            <text:p>293</text:p>
          </table:table-cell>
          <table:table-cell office:value-type="string">
            <text:p>Picked Bass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35">
            <text:p>35</text:p>
          </table:table-cell>
        </table:table-row>
        <table:table-row table:style-name="ro1">
          <table:table-cell table:style-name="ce2" table:number-columns-repeated="5"/>
          <table:table-cell office:value-type="float" office:value="226">
            <text:p>226</text:p>
          </table:table-cell>
          <table:table-cell office:value-type="string" table:number-columns-spanned="2" table:number-rows-spanned="1">
            <text:p>E.Piano 2</text:p>
          </table:table-cell>
          <table:covered-table-cell table:style-name="Default"/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94">
            <text:p>294</text:p>
          </table:table-cell>
          <table:table-cell office:value-type="string">
            <text:p>Fretless Bs.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36">
            <text:p>36</text:p>
          </table:table-cell>
        </table:table-row>
        <table:table-row table:style-name="ro1">
          <table:table-cell table:style-name="ce2" table:number-columns-repeated="5"/>
          <table:table-cell office:value-type="float" office:value="227">
            <text:p>227</text:p>
          </table:table-cell>
          <table:table-cell office:value-type="string" table:number-columns-spanned="2" table:number-rows-spanned="1">
            <text:p>Detuned EP 2</text:p>
          </table:table-cell>
          <table:covered-table-cell table:style-name="Default"/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95">
            <text:p>295</text:p>
          </table:table-cell>
          <table:table-cell office:value-type="string">
            <text:p>Slap Bass 1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37">
            <text:p>37</text:p>
          </table:table-cell>
        </table:table-row>
        <table:table-row table:style-name="ro1">
          <table:table-cell table:style-name="ce2" table:number-columns-repeated="5"/>
          <table:table-cell office:value-type="float" office:value="228">
            <text:p>228</text:p>
          </table:table-cell>
          <table:table-cell office:value-type="string" table:number-columns-spanned="2" table:number-rows-spanned="1">
            <text:p>St.FM EP</text:p>
          </table:table-cell>
          <table:covered-table-cell table:style-name="Default"/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96">
            <text:p>296</text:p>
          </table:table-cell>
          <table:table-cell office:value-type="string">
            <text:p>Slap Bass 2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38">
            <text:p>38</text:p>
          </table:table-cell>
        </table:table-row>
        <table:table-row table:style-name="ro1">
          <table:table-cell table:style-name="ce2" table:number-columns-repeated="5"/>
          <table:table-cell office:value-type="float" office:value="229">
            <text:p>229</text:p>
          </table:table-cell>
          <table:table-cell office:value-type="string" table:number-columns-spanned="2" table:number-rows-spanned="1">
            <text:p>EP Legend</text:p>
          </table:table-cell>
          <table:covered-table-cell table:style-name="Default"/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string">
            <text:p>Synth Bass 1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39">
            <text:p>39</text:p>
          </table:table-cell>
        </table:table-row>
        <table:table-row table:style-name="ro1">
          <table:table-cell table:style-name="ce2" table:number-columns-repeated="5"/>
          <table:table-cell office:value-type="float" office:value="230">
            <text:p>230</text:p>
          </table:table-cell>
          <table:table-cell office:value-type="string" table:number-columns-spanned="2" table:number-rows-spanned="1">
            <text:p>EP Phase</text:p>
          </table:table-cell>
          <table:covered-table-cell table:style-name="Default"/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98">
            <text:p>298</text:p>
          </table:table-cell>
          <table:table-cell office:value-type="string">
            <text:p>SynthBass101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table:style-name="ce1" office:value-type="float" office:value="39">
            <text:p>39</text:p>
          </table:table-cell>
        </table:table-row>
        <table:table-row table:style-name="ro1">
          <table:table-cell table:style-name="ce2" table:number-columns-repeated="5"/>
          <table:table-cell office:value-type="float" office:value="231">
            <text:p>231</text:p>
          </table:table-cell>
          <table:table-cell office:value-type="string" table:number-columns-spanned="2" table:number-rows-spanned="1">
            <text:p>Harpsichord</text:p>
          </table:table-cell>
          <table:covered-table-cell table:style-name="Default"/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9">
            <text:p>299</text:p>
          </table:table-cell>
          <table:table-cell office:value-type="string">
            <text:p>Acid Bass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table:style-name="ce1" office:value-type="float" office:value="39">
            <text:p>39</text:p>
          </table:table-cell>
        </table:table-row>
        <table:table-row table:style-name="ro1">
          <table:table-cell table:style-name="ce2" table:number-columns-repeated="5"/>
          <table:table-cell office:value-type="float" office:value="232">
            <text:p>232</text:p>
          </table:table-cell>
          <table:table-cell office:value-type="string" table:number-columns-spanned="2" table:number-rows-spanned="1">
            <text:p>Coupled Hps.</text:p>
          </table:table-cell>
          <table:covered-table-cell table:style-name="Default"/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00">
            <text:p>300</text:p>
          </table:table-cell>
          <table:table-cell office:value-type="string">
            <text:p>Clavi Bass</text:p>
          </table:table-cell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table:style-name="ce1" office:value-type="float" office:value="39">
            <text:p>39</text:p>
          </table:table-cell>
        </table:table-row>
        <table:table-row table:style-name="ro1">
          <table:table-cell table:style-name="ce2" table:number-columns-repeated="5"/>
          <table:table-cell office:value-type="float" office:value="233">
            <text:p>233</text:p>
          </table:table-cell>
          <table:table-cell office:value-type="string">
            <text:p>Harpsi.w</text:p>
          </table:table-cell>
          <table:table-cell table:style-name="ce2"/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01">
            <text:p>301</text:p>
          </table:table-cell>
          <table:table-cell office:value-type="string">
            <text:p>Hammer</text:p>
          </table:table-cell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table:style-name="ce1" office:value-type="float" office:value="39">
            <text:p>39</text:p>
          </table:table-cell>
        </table:table-row>
        <table:table-row table:style-name="ro1">
          <table:table-cell table:style-name="ce2" table:number-columns-repeated="5"/>
          <table:table-cell office:value-type="float" office:value="234">
            <text:p>234</text:p>
          </table:table-cell>
          <table:table-cell office:value-type="string">
            <text:p>Harpsi.o</text:p>
          </table:table-cell>
          <table:table-cell table:style-name="ce2"/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02">
            <text:p>302</text:p>
          </table:table-cell>
          <table:table-cell office:value-type="string">
            <text:p>Synth Bass 2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style-name="ce1" office:value-type="float" office:value="40">
            <text:p>40</text:p>
          </table:table-cell>
        </table:table-row>
        <table:table-row table:style-name="ro1">
          <table:table-cell office:value-type="float" office:value="136" table:number-columns-spanned="2" table:number-rows-spanned="1">
            <text:p>136</text:p>
          </table:table-cell>
          <table:covered-table-cell table:style-name="Default"/>
          <table:table-cell table:style-name="ce2" table:number-columns-repeated="13"/>
          <table:table-cell/>
        </table:table-row>
        <table:table-row table:style-name="ro3" table:number-rows-repeated="3">
          <table:table-cell table:style-name="Default" table:number-columns-repeated="15"/>
          <table:table-cell/>
        </table:table-row>
        <table:table-row table:style-name="ro1">
          <table:table-cell office:value-type="string">
            <text:p>o.</text:p>
          </table:table-cell>
          <table:table-cell office:value-type="string">
            <text:p>Tone Name</text:p>
          </table:table-cell>
          <table:table-cell office:value-type="string">
            <text:p>MSB</text:p>
          </table:table-cell>
          <table:table-cell office:value-type="string">
            <text:p>LSB</text:p>
          </table:table-cell>
          <table:table-cell office:value-type="string">
            <text:p>PC</text:p>
          </table:table-cell>
          <table:table-cell office:value-type="string">
            <text:p>No.</text:p>
          </table:table-cell>
          <table:table-cell office:value-type="string">
            <text:p>Tone Name</text:p>
          </table:table-cell>
          <table:table-cell office:value-type="string">
            <text:p>MSB</text:p>
          </table:table-cell>
          <table:table-cell office:value-type="string">
            <text:p>LSB</text:p>
          </table:table-cell>
          <table:table-cell office:value-type="string">
            <text:p>PC</text:p>
          </table:table-cell>
          <table:table-cell office:value-type="string">
            <text:p>No.</text:p>
          </table:table-cell>
          <table:table-cell office:value-type="string">
            <text:p>Tone Name</text:p>
          </table:table-cell>
          <table:table-cell office:value-type="string">
            <text:p>MSB</text:p>
          </table:table-cell>
          <table:table-cell office:value-type="string">
            <text:p>LSB</text:p>
          </table:table-cell>
          <table:table-cell office:value-type="string">
            <text:p>PC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Beef FM Bass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71">
            <text:p>371</text:p>
          </table:table-cell>
          <table:table-cell office:value-type="string">
            <text:p>Saw Wave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439">
            <text:p>439</text:p>
          </table:table-cell>
          <table:table-cell office:value-type="string">
            <text:p>Bird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RubberBass 2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372">
            <text:p>372</text:p>
          </table:table-cell>
          <table:table-cell office:value-type="string">
            <text:p>OB2 Saw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440">
            <text:p>440</text:p>
          </table:table-cell>
          <table:table-cell office:value-type="string">
            <text:p>Dog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Attack Pulse</text:p>
          </table:table-cell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73">
            <text:p>373</text:p>
          </table:table-cell>
          <table:table-cell office:value-type="string">
            <text:p>Doctor Solo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441">
            <text:p>441</text:p>
          </table:table-cell>
          <table:table-cell office:value-type="string">
            <text:p>Horse-Gallop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Violin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374">
            <text:p>374</text:p>
          </table:table-cell>
          <table:table-cell office:value-type="string">
            <text:p>Natural Lead</text:p>
          </table:table-cell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float" office:value="442">
            <text:p>442</text:p>
          </table:table-cell>
          <table:table-cell office:value-type="string">
            <text:p>Bird 2</text:p>
          </table:table-cell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124">
            <text:p>124</text:p>
          </table:table-cell>
          <table:table-cell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Slow Violin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375">
            <text:p>375</text:p>
          </table:table-cell>
          <table:table-cell office:value-type="string">
            <text:p>SequencedSaw</text:p>
          </table:table-cell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443">
            <text:p>443</text:p>
          </table:table-cell>
          <table:table-cell office:value-type="string">
            <text:p>Telephone 1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Viola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76">
            <text:p>376</text:p>
          </table:table-cell>
          <table:table-cell office:value-type="string">
            <text:p>Syn.Calliope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444">
            <text:p>444</text:p>
          </table:table-cell>
          <table:table-cell office:value-type="string">
            <text:p>Telephone 2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Cello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77">
            <text:p>377</text:p>
          </table:table-cell>
          <table:table-cell office:value-type="string">
            <text:p>Chiffer Lead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445">
            <text:p>445</text:p>
          </table:table-cell>
          <table:table-cell office:value-type="string">
            <text:p>DoorCreaking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Contrabass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78">
            <text:p>378</text:p>
          </table:table-cell>
          <table:table-cell office:value-type="string">
            <text:p>Charang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446">
            <text:p>446</text:p>
          </table:table-cell>
          <table:table-cell office:value-type="string">
            <text:p>Door</text:p>
          </table:table-cell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Tremolo Str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379">
            <text:p>379</text:p>
          </table:table-cell>
          <table:table-cell office:value-type="string">
            <text:p>Wire Lead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447">
            <text:p>447</text:p>
          </table:table-cell>
          <table:table-cell office:value-type="string">
            <text:p>Scratch</text:p>
          </table:table-cell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PizzicatoStr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380">
            <text:p>380</text:p>
          </table:table-cell>
          <table:table-cell office:value-type="string">
            <text:p>Solo Vox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448">
            <text:p>448</text:p>
          </table:table-cell>
          <table:table-cell office:value-type="string">
            <text:p>Wind Chimes</text:p>
          </table:table-cell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Harp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381">
            <text:p>381</text:p>
          </table:table-cell>
          <table:table-cell office:value-type="string">
            <text:p>5th Saw Wave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449">
            <text:p>449</text:p>
          </table:table-cell>
          <table:table-cell office:value-type="string">
            <text:p>Helicopter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/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Yang Qin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382">
            <text:p>382</text:p>
          </table:table-cell>
          <table:table-cell office:value-type="string">
            <text:p>Bass &amp; LeadLead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450">
            <text:p>450</text:p>
          </table:table-cell>
          <table:table-cell office:value-type="string">
            <text:p>Car-Engine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Timpani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383">
            <text:p>383</text:p>
          </table:table-cell>
          <table:table-cell office:value-type="string">
            <text:p>Delayed Lead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451">
            <text:p>451</text:p>
          </table:table-cell>
          <table:table-cell office:value-type="string">
            <text:p>Car-Stop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Orche str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384">
            <text:p>384</text:p>
          </table:table-cell>
          <table:table-cell office:value-type="string">
            <text:p>Fantasia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452">
            <text:p>452</text:p>
          </table:table-cell>
          <table:table-cell office:value-type="string">
            <text:p>Car-Pass</text:p>
          </table:table-cell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Orchestra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385">
            <text:p>385</text:p>
          </table:table-cell>
          <table:table-cell office:value-type="string">
            <text:p>Warm Pad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453">
            <text:p>453</text:p>
          </table:table-cell>
          <table:table-cell office:value-type="string">
            <text:p>Car-Crash</text:p>
          </table:table-cell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60s Strings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386">
            <text:p>386</text:p>
          </table:table-cell>
          <table:table-cell office:value-type="string">
            <text:p>Sine Pad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454">
            <text:p>454</text:p>
          </table:table-cell>
          <table:table-cell office:value-type="string">
            <text:p>Siren</text:p>
          </table:table-cell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Slow Strings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87">
            <text:p>387</text:p>
          </table:table-cell>
          <table:table-cell office:value-type="string">
            <text:p>Polysynth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455">
            <text:p>455</text:p>
          </table:table-cell>
          <table:table-cell office:value-type="string">
            <text:p>Train</text:p>
          </table:table-cell>
          <table:table-cell office:value-type="float" office:value="121">
            <text:p>121</text:p>
          </table:table-cell>
          <table:table-cell office:value-type="float" office:value="6">
            <text:p>6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Syn.Strings1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88">
            <text:p>388</text:p>
          </table:table-cell>
          <table:table-cell office:value-type="string">
            <text:p>Space Voice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456">
            <text:p>456</text:p>
          </table:table-cell>
          <table:table-cell office:value-type="string">
            <text:p>Jetplane</text:p>
          </table:table-cell>
          <table:table-cell office:value-type="float" office:value="121">
            <text:p>121</text:p>
          </table:table-cell>
          <table:table-cell office:value-type="float" office:value="7">
            <text:p>7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Syn.Strings3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389">
            <text:p>389</text:p>
          </table:table-cell>
          <table:table-cell office:value-type="string">
            <text:p>Itopia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457">
            <text:p>457</text:p>
          </table:table-cell>
          <table:table-cell office:value-type="string">
            <text:p>Starship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Syn.Strings2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390">
            <text:p>390</text:p>
          </table:table-cell>
          <table:table-cell office:value-type="string">
            <text:p>Bowed Glass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458">
            <text:p>458</text:p>
          </table:table-cell>
          <table:table-cell office:value-type="string">
            <text:p>Burst Noise</text:p>
          </table:table-cell>
          <table:table-cell office:value-type="float" office:value="121">
            <text:p>121</text:p>
          </table:table-cell>
          <table:table-cell office:value-type="float" office:value="9">
            <text:p>9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Choir Aahs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391">
            <text:p>391</text:p>
          </table:table-cell>
          <table:table-cell office:value-type="string">
            <text:p>Metal Pad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459">
            <text:p>459</text:p>
          </table:table-cell>
          <table:table-cell office:value-type="string">
            <text:p>Applause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Chorus Aahs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392">
            <text:p>392</text:p>
          </table:table-cell>
          <table:table-cell office:value-type="string">
            <text:p>Halo Pad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460">
            <text:p>460</text:p>
          </table:table-cell>
          <table:table-cell office:value-type="string">
            <text:p>Laughing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Voice Oohs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393">
            <text:p>393</text:p>
          </table:table-cell>
          <table:table-cell office:value-type="string">
            <text:p>Sweep Pad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461">
            <text:p>461</text:p>
          </table:table-cell>
          <table:table-cell office:value-type="string">
            <text:p>Screaming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Humming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394">
            <text:p>394</text:p>
          </table:table-cell>
          <table:table-cell office:value-type="string">
            <text:p>Ice Rain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462">
            <text:p>462</text:p>
          </table:table-cell>
          <table:table-cell office:value-type="string">
            <text:p>Punch</text:p>
          </table:table-cell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SynVox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395">
            <text:p>395</text:p>
          </table:table-cell>
          <table:table-cell office:value-type="string">
            <text:p>Soundtrack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463">
            <text:p>463</text:p>
          </table:table-cell>
          <table:table-cell office:value-type="string">
            <text:p>Heart Beat</text:p>
          </table:table-cell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Analog Voice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396">
            <text:p>396</text:p>
          </table:table-cell>
          <table:table-cell office:value-type="string">
            <text:p>Crystal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464">
            <text:p>464</text:p>
          </table:table-cell>
          <table:table-cell office:value-type="string">
            <text:p>Footsteps</text:p>
          </table:table-cell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OrchestraHit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397">
            <text:p>397</text:p>
          </table:table-cell>
          <table:table-cell office:value-type="string">
            <text:p>Syn Mallet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465">
            <text:p>465</text:p>
          </table:table-cell>
          <table:table-cell office:value-type="string">
            <text:p>Gun Shot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Bass Hit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398">
            <text:p>398</text:p>
          </table:table-cell>
          <table:table-cell office:value-type="string">
            <text:p>Atmosphere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66">
            <text:p>466</text:p>
          </table:table-cell>
          <table:table-cell office:value-type="string">
            <text:p>Machine Gun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6th Hit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399">
            <text:p>399</text:p>
          </table:table-cell>
          <table:table-cell office:value-type="string">
            <text:p>Brightness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467">
            <text:p>467</text:p>
          </table:table-cell>
          <table:table-cell office:value-type="string">
            <text:p>Laser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Euro Hit</text:p>
          </table:table-cell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400">
            <text:p>400</text:p>
          </table:table-cell>
          <table:table-cell office:value-type="string">
            <text:p>Goblin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468">
            <text:p>468</text:p>
          </table:table-cell>
          <table:table-cell office:value-type="string">
            <text:p>Explosion</text:p>
          </table:table-cell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Trumpet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01">
            <text:p>401</text:p>
          </table:table-cell>
          <table:table-cell office:value-type="string">
            <text:p>Echo Drops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Dark Trumpet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402">
            <text:p>402</text:p>
          </table:table-cell>
          <table:table-cell office:value-type="string">
            <text:p>Echo Bell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Trombone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403">
            <text:p>403</text:p>
          </table:table-cell>
          <table:table-cell office:value-type="string">
            <text:p>Echo Pan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Trombone 2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404">
            <text:p>404</text:p>
          </table:table-cell>
          <table:table-cell office:value-type="string">
            <text:p>Star Theme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Bright Tb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405">
            <text:p>405</text:p>
          </table:table-cell>
          <table:table-cell office:value-type="string">
            <text:p>Sitar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Tuba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406">
            <text:p>406</text:p>
          </table:table-cell>
          <table:table-cell office:value-type="string">
            <text:p>Sitar 2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table:style-name="ce2" table:number-columns-repeated="5"/>
          <table:table-cell/>
        </table:table-row>
        <table:table-row table:style-name="ro2">
          <table:table-cell office:value-type="float" office:value="339">
            <text:p>339</text:p>
          </table:table-cell>
          <table:table-cell office:value-type="string">
            <text:p>MutedTrumpet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07">
            <text:p>407</text:p>
          </table:table-cell>
          <table:table-cell office:value-type="string">
            <text:p>Banjo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table:style-name="ce2" table:number-columns-repeated="5"/>
          <table:table-cell/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MuteTrumpet2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408">
            <text:p>408</text:p>
          </table:table-cell>
          <table:table-cell office:value-type="string">
            <text:p>Shamisen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French Horns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409">
            <text:p>409</text:p>
          </table:table-cell>
          <table:table-cell office:value-type="string">
            <text:p>Koto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Fr.Horn 2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410">
            <text:p>410</text:p>
          </table:table-cell>
          <table:table-cell office:value-type="string">
            <text:p>Taisho Koto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Brass 1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411">
            <text:p>411</text:p>
          </table:table-cell>
          <table:table-cell office:value-type="string">
            <text:p>Kalimba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Brass 2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412">
            <text:p>412</text:p>
          </table:table-cell>
          <table:table-cell office:value-type="string">
            <text:p>Bagpipe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Synth Brass1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413">
            <text:p>413</text:p>
          </table:table-cell>
          <table:table-cell office:value-type="string">
            <text:p>Fiddle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Pro Brass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414">
            <text:p>414</text:p>
          </table:table-cell>
          <table:table-cell office:value-type="string">
            <text:p>Shanai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Oct SynBrass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415">
            <text:p>415</text:p>
          </table:table-cell>
          <table:table-cell office:value-type="string">
            <text:p>Tinkle Bell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Jump Brass</text:p>
          </table:table-cell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416">
            <text:p>416</text:p>
          </table:table-cell>
          <table:table-cell office:value-type="string">
            <text:p>Agogo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Synth Brass2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17">
            <text:p>417</text:p>
          </table:table-cell>
          <table:table-cell office:value-type="string">
            <text:p>Steel Drums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SynBrass sfz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418">
            <text:p>418</text:p>
          </table:table-cell>
          <table:table-cell office:value-type="string">
            <text:p>Woodblock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Velo Brass 1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419">
            <text:p>419</text:p>
          </table:table-cell>
          <table:table-cell office:value-type="string">
            <text:p>Castanets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Soprano Sax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420">
            <text:p>420</text:p>
          </table:table-cell>
          <table:table-cell office:value-type="string">
            <text:p>Taiko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Alto Sax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421">
            <text:p>421</text:p>
          </table:table-cell>
          <table:table-cell office:value-type="string">
            <text:p>Concert BD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Tenor Sax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422">
            <text:p>422</text:p>
          </table:table-cell>
          <table:table-cell office:value-type="string">
            <text:p>Melo. Tom 1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Baritone Sax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423">
            <text:p>423</text:p>
          </table:table-cell>
          <table:table-cell office:value-type="string">
            <text:p>Melo. Tom 2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Oboe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424">
            <text:p>424</text:p>
          </table:table-cell>
          <table:table-cell office:value-type="string">
            <text:p>Synth Drum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English Horn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25">
            <text:p>425</text:p>
          </table:table-cell>
          <table:table-cell office:value-type="string">
            <text:p>808 Tom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Bassoon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426">
            <text:p>426</text:p>
          </table:table-cell>
          <table:table-cell office:value-type="string">
            <text:p>Elec Perc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Clarinet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427">
            <text:p>427</text:p>
          </table:table-cell>
          <table:table-cell office:value-type="string">
            <text:p>Reverse Cym.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Piccolo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428">
            <text:p>428</text:p>
          </table:table-cell>
          <table:table-cell office:value-type="string">
            <text:p>Gt.FretNoise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lute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429">
            <text:p>429</text:p>
          </table:table-cell>
          <table:table-cell office:value-type="string">
            <text:p>Gt.Cut Noise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Recorder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430">
            <text:p>430</text:p>
          </table:table-cell>
          <table:table-cell office:value-type="string">
            <text:p>String Slap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Pan Flute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431">
            <text:p>431</text:p>
          </table:table-cell>
          <table:table-cell office:value-type="string">
            <text:p>Breath Noise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Bottle Blow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432">
            <text:p>432</text:p>
          </table:table-cell>
          <table:table-cell office:value-type="string">
            <text:p>Fl.Key Click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Shakuhachi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433">
            <text:p>433</text:p>
          </table:table-cell>
          <table:table-cell office:value-type="string">
            <text:p>Seashore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Whistle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434">
            <text:p>434</text:p>
          </table:table-cell>
          <table:table-cell office:value-type="string">
            <text:p>Rain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Ocarina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35">
            <text:p>435</text:p>
          </table:table-cell>
          <table:table-cell office:value-type="string">
            <text:p>Thunder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Square Wave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436">
            <text:p>436</text:p>
          </table:table-cell>
          <table:table-cell office:value-type="string">
            <text:p>Wind</text:p>
          </table:table-cell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123">
            <text:p>123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MG Square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437">
            <text:p>437</text:p>
          </table:table-cell>
          <table:table-cell office:value-type="string">
            <text:p>Stream</text:p>
          </table:table-cell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float" office:value="123">
            <text:p>123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2600 Sine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438">
            <text:p>438</text:p>
          </table:table-cell>
          <table:table-cell office:value-type="string">
            <text:p>Bubble</text:p>
          </table:table-cell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  <table:table-cell table:style-name="ce2"/>
          <table:table-cell table:style-name="Default" table:number-columns-repeated="4"/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Wells</meta:initial-creator>
    <meta:creation-date>2014-11-24T21:38:30</meta:creation-date>
    <dc:date>2014-11-24T21:42:42</dc:date>
    <dc:creator>Ryan Wells</dc:creator>
    <meta:editing-duration>P0D</meta:editing-duration>
    <meta:editing-cycles>1</meta:editing-cycles>
    <meta:document-statistic meta:table-count="3" meta:cell-count="2435" meta:object-count="0"/>
    <meta:generator>LibreOffice/3.5$Linux_X86_64 LibreOffice_project/350m1$Build-2</meta:generator>
  </office:meta>
</office:document-meta>
</file>